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ucida grande" svg:font-family="'lucida grande',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626in" fo:margin-bottom="0.0626in" fo:orphans="2" fo:widows="2" fo:text-indent="0in" style:auto-text-indent="false" fo:padding="0in" fo:border="none"/>
    </style:style>
    <style:style style:name="T1" style:family="text">
      <style:text-properties fo:font-variant="normal" fo:text-transform="none" fo:color="#24457a" style:font-name="lucida grande" fo:font-size="8.25pt" fo:letter-spacing="normal" fo:font-style="normal" fo:font-weight="normal"/>
    </style:style>
    <style:style style:name="T2" style:family="text">
      <style:text-properties fo:font-variant="normal" fo:text-transform="none" fo:color="#ff6600" style:font-name="lucida grande"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ISD1820</text:span></text:span><text:span text:style-name="T1"><text:line-break/>First a note about the ISD1820. This is not a good sampler chip The sound quality is bad, theres a moment of silence when the sample loops and, most annoyingly, it clicks when the sample starts. These things cant really be avoided. But despite all this I have found it to be genuinely fun to play with and depending on what you are recording, it can actually be a pretty useful little sampler. Furthermore, this is as cheap and simple as DIY samplers get. I would say this is about as simple as audio circuits in general get, which counts for something. And Im happy to find that the chip is quite flexible allowing wide pitch control range and modulation options (touch control, CV control, light sensors, potentiometers), and some interesting amplitude control options.</text:span></text:p>
      <text:p text:style-name="P1"><text:span text:style-name="Strong_20_Emphasis"><text:span text:style-name="T1"><text:line-break/>Circuit details:</text:span></text:span><text:span text:style-name="T1"><text:line-break/>NOTE ABOUT BUTTONS! all buttons in this circuit connect a pin on the isd1820 to +5 volts. This is also called setting the pin high. This can be achieved with the button as shown but also with various voltage generators, sequencers, gate dividers etc.</text:span></text:p>
      <text:p text:style-name="P1"><text:span text:style-name="Strong_20_Emphasis"><text:span text:style-name="T1">PITCH CONTROL-</text:span></text:span><text:span text:style-name="T1"> There are several ways to adjust the pitch of this chip. In this schematic I show one of the simplest methods that requires minimal parts and gives you a very wide pitch sweep. R14 determines the low range of the pitch and using 470k gives you about as low a pitch as possible. If you want a higher base pitch, increase this value.<text:line-break/></text:span><text:span text:style-name="Strong_20_Emphasis"><text:span text:style-name="T1">RECORD BUTTON-</text:span></text:span><text:span text:style-name="T1"> The chip will record as long as the record input pin is high and until the buffer is full. The length of the recording buffer is dependent on the pitch setting and is rated between 8 and 20 seconds under normal settings. At lower pitch the recording time is much longer but the quality is also much lower.<text:line-break/>The record feature starts to malfunction at high and low pitch settings! Its best to do your recording at a middle pitch setting.<text:line-break/>C5 on the record button helps debounce the signal and minimizes false triggers.</text:span></text:p>
      <text:p text:style-name="P1"><text:span text:style-name="Strong_20_Emphasis"><text:span text:style-name="T1">PLAY BUTTONS-</text:span></text:span><text:span text:style-name="T1"> play gate and play trig are two different inputs to play the sample. play gate will play the sample as long as the input to that pin is high (5 volts) play trig will run the sample for its duration as soon as it receives 5 volts at the pin, regardless of how long the pulse is. Both are useful but I primarily use the play trig input.<text:line-break/></text:span><text:span text:style-name="Strong_20_Emphasis"><text:span text:style-name="T1">REC/SAMPLE END LED-</text:span></text:span><text:span text:style-name="T1"> This light is on while the chip is in record mode. It ALSO will flash briefly at the end of playing back a sample.<text:line-break/>R8 determines the brightness of the LED.<text:line-break/></text:span><text:span text:style-name="Strong_20_Emphasis"><text:span text:style-name="T1">LOOP SWITCH-</text:span></text:span><text:span text:style-name="T1"> The loop switch connects the output of the LED pin to the play trig input. That means that at the end of the sample the light will flash. This pulse will also retrigger the samplemaking a loop.<text:line-break/></text:span><text:span text:style-name="Strong_20_Emphasis"><text:span text:style-name="T1">FEED THROUGH SWITCH-</text:span></text:span><text:span text:style-name="T1"> Setting this pin high passes the input signal to the output but along the way it goes through the chip and is filtered. The Filter cut is determined by the pitch setting. Therefore with a wide pitch range you are able to achieve a nice low pass filter. I go over this in more detail </text:span><text:a xlink:type="simple" xlink:href="https://web.archive.org/web/20160829190641/http://casperelectronics.com/finished-pieces/omsynth-minilab/omsynth-video-tutorials/video-3-lofi-sampler/voice-recorder-based-voltage-controlled-filter/" text:style-name="Internet_20_link" text:visited-style-name="Visited_20_Internet_20_Link"><text:span text:style-name="T2">here</text:span></text:a></text:p>
      <text:p text:style-name="P1"><text:span text:style-name="Strong_20_Emphasis"><text:span text:style-name="T1">MIC-</text:span></text:span><text:span text:style-name="T1"> You can use any ol electret mic for this circuit.<text:line-break/>R4,R5,C3 C4 power and decouple the mic input so it works.<text:line-break/></text:span><text:span text:style-name="Strong_20_Emphasis"><text:span text:style-name="T1">SIGNAL IN-</text:span></text:span><text:span text:style-name="T1"> R1,R2, R3, R9 and C1 buffer and attenuate an external signal. Its necessary to dramatically lower most signals to avoid strong clipping. Use lower value resistors on the input for quieter signals (computer, etc) and higher value for louder ones (modular synth, etc).<text:line-break/></text:span><text:span text:style-name="Strong_20_Emphasis"><text:span text:style-name="T1">HEADPHONE OUT-</text:span></text:span><text:span text:style-name="T1"> C10, R6 and R7 make up an output buffer and dual mono signal splitter. This allow you to connect the mono signal from the ISD1820 to a stereo headphone jack. This can also be done by simply connecting the signal to the left and right lugs of the jack. The problem with this is that plugging a </text:span><text:span text:style-name="Strong_20_Emphasis"><text:span text:style-name="T1">mono</text:span></text:span><text:span text:style-name="T1"> cable into a stereo jack shorts the left output to ground. So if the signal is connected directly to left and right it will work with headphones but if you plug in a mono jack it will short out the audio signal and you will get no output. The two resistors solve this issue.<text:line-break/>BUT adding these means you cant add the speaker in series with the jack (common configuration that lets you use the jack as a speaker switch). To do this you can use the schematic below. The downside of this is that you will only get the signal in the right ear of your headphones.</text:span></text:p>
      <text:p text:style-name="P1"><text:span text:style-name="Emphasis"><text:span text:style-name="T1">mono output with in-line speaker</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ucida grande" svg:font-family="'lucida grande',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7T12:45:43.29</meta:creation-date>
    <meta:document-statistic meta:table-count="0" meta:image-count="0" meta:object-count="0" meta:page-count="1" meta:paragraph-count="6" meta:word-count="784" meta:character-count="4256"/>
    <dc:date>2017-05-17T12:48:16.56</dc:date>
    <meta:editing-duration>PT2M33S</meta:editing-duration>
    <meta:editing-cycles>1</meta:editing-cycles>
    <meta:generator>OpenOffice/4.1.1$Win32 OpenOffice.org_project/411m6$Build-9775</meta:generator>
  </office:meta>
</office:document-meta>
</file>